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138in"/>
    </style:style>
    <style:style style:name="co3" style:family="table-column">
      <style:table-column-properties fo:break-before="auto" style:column-width="3.5366in"/>
    </style:style>
    <style:style style:name="co4" style:family="table-column">
      <style:table-column-properties fo:break-before="auto" style:column-width="3.5154in"/>
    </style:style>
    <style:style style:name="co5" style:family="table-column">
      <style:table-column-properties fo:break-before="auto" style:column-width="2.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Roboto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Posi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urpose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1">
          <table:table-cell office:value-type="string">
            <text:p>1.1.1</text:p>
          </table:table-cell>
          <table:table-cell office:value-type="string">
            <text:p>EveryVote &gt; Hom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1.1.2</text:p>
          </table:table-cell>
          <table:table-cell office:value-type="string">
            <text:p>EveryVote &gt; Abou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1.1.3</text:p>
          </table:table-cell>
          <table:table-cell office:value-type="string">
            <text:p>EveryVote &gt; Forum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1.1.4</text:p>
          </table:table-cell>
          <table:table-cell office:value-type="string">
            <text:p>EveryVote &gt; Contact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>
            <text:p>1.1.5</text:p>
          </table:table-cell>
          <table:table-cell office:value-type="string">
            <text:p>EveryVote &gt; Free &amp; Equa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etc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EveryVote &gt; My Account (aka Global Profile)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EveryVote &gt; My Account &gt; Cre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ryVote &gt; My Account &gt; 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ryVote &gt; My Account &gt; Remo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ryVote &gt; My Account &gt; Sign-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ryVote &gt; My Account &gt; Signed-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ryVote &gt; My Account &gt; Username/Password Remind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ryVote &gt; My Account &gt; My Profi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re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Moderator Que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Remo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Groups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Election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Election &gt; Cre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Election &gt; Edit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Election &gt; Remo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Question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Question &gt; Creat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Question &gt; Edit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Question &gt; Remov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Answer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Answer &gt; Creat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Answer &gt; Edit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Answer &gt; Remov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Reply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Reply &gt; Creat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Debate &gt; Reply &gt; 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Debate &gt; Reply &gt; Remov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Group &gt; Calend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alendar &gt; Ev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alendar &gt; Event &gt; Cre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alendar &gt; Event &gt; 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alendar &gt; Event &gt; Re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roup &gt; Ab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About &gt; Ed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roup &gt; Offi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Office &gt; Creat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Office &gt; Edit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Office &gt; Remo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Group &gt; Offic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Officer &gt; Cre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Officer &gt; 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Officer &gt; Re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roup &gt; Candid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andidate &gt; Cre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andidate &gt; 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andidate &gt; Re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roup &gt; Citiz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itizen &gt; Cre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itizen &gt; 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Citizen &gt; Remov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Group &gt; Minibar &gt; Recent Acti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Minibar &gt; Announcem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Minibar &gt; Candidat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Minibar &gt; Office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oup &gt; Minibar &gt; Offices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16:07:15.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3S</meta:editing-duration>
    <meta:editing-cycles>4</meta:editing-cycles>
    <meta:generator>LibreOffice/4.0.0.3$Windows_x86 LibreOffice_project/7545bee9c2a0782548772a21bc84a9dcc583b89</meta:generator>
    <dc:date>2014-01-10T18:38:33.17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